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eatures to check for bugs</text:p>
      <text:p text:style-name="P2"/>
      <text:p text:style-name="P1">Units</text:p>
      <text:p text:style-name="P2"/>
      <text:p text:style-name="P2">-unit movement - done</text:p>
      <text:p text:style-name="P2">-group movement - done</text:p>
      <text:p text:style-name="P2">-single waypoints - done</text:p>
      <text:p text:style-name="P2">-group waypoints - done</text:p>
      <text:p text:style-name="P2">-single follow - done</text:p>
      <text:p text:style-name="P2">-group follow - done</text:p>
      <text:p text:style-name="P2">-single attack - done</text:p>
      <text:p text:style-name="P2">-group attack - done</text:p>
      <text:p text:style-name="P2"/>
      <text:p text:style-name="P2">-all between multiple maps</text:p>
      <text:p text:style-name="P2"/>
      <text:p text:style-name="P1">Buildings</text:p>
      <text:p text:style-name="P2"/>
      <text:p text:style-name="P2">-Build building - done</text:p>
      <text:p text:style-name="P2"><text:tab/>-collision detection – done</text:p>
      <text:p text:style-name="P2">-multiple workers building - done</text:p>
      <text:p text:style-name="P2">-Unit creation - done</text:p>
      <text:p text:style-name="P2">-Single unit building destruction - done</text:p>
      <text:p text:style-name="P2">-Group unit building destruction <text:s/>- done</text:p>
      <text:p text:style-name="P2">-Mine only builds on gold - done</text:p>
      <text:p text:style-name="P2"/>
      <text:p text:style-name="P1">Resources</text:p>
      <text:p text:style-name="P2"/>
      <text:p text:style-name="P2">-mine and farms increase resources – done</text:p>
      <text:p text:style-name="P2">-Can only build units if you have enough resources – done</text:p>
      <text:p text:style-name="P2">-Can only build buildings if you have enough resources - done</text:p>
      <text:p text:style-name="P2">-Creating units decreases resources - done</text:p>
      <text:p text:style-name="P2">-Building buildings decreases resources - done</text:p>
      <text:p text:style-name="P2"/>
      <text:p text:style-name="P1">Maps</text:p>
      <text:p text:style-name="P1"/>
      <text:p text:style-name="P2">-move maps - done</text:p>
      <text:p text:style-name="P2">-move back to same position on map - done</text:p>
      <text:p text:style-name="P2"/>
      <text:p text:style-name="P1">Graphics</text:p>
      <text:p text:style-name="P2"/>
      <text:p text:style-name="P2">-make sure that all building lengths are correct</text:p>
      <text:p text:style-name="P2">-make sure all units and buildings are aligned on the squares</text:p>
      <text:p text:style-name="P2">-make sure that buildings are the right size - done</text:p>
      <text:p text:style-name="P2">-make sure buildings produce correct units</text:p>
      <text:p text:style-name="P2"/>
      <text:p text:style-name="P2">-make sure stats are correct</text:p>
      <text:p text:style-name="P2"><text:tab/>-unit statistics</text:p>
      <text:p text:style-name="P2"><text:tab/>-building hitpoints </text:p>
      <text:p text:style-name="P2"><text:tab/>-building time </text:p>
      <text:p text:style-name="P2"><text:tab/>-gold and food needed for units and buildings </text:p>
      <text:p text:style-name="P2"><text:tab/>-set building sizes</text:p>
      <text:p text:style-name="P2"/>
      <text:p text:style-name="P2"><text:soft-page-break/></text:p>
      <text:p text:style-name="P1">Tests</text:p>
      <text:p text:style-name="P2"/>
      <text:p text:style-name="P2">-usability test</text:p>
      <text:p text:style-name="P2">-soak test</text:p>
      <text:p text:style-name="P2"/>
      <text:p text:style-name="P1">Found Bugs</text:p>
      <text:p text:style-name="P1"/>
      <text:p text:style-name="P2"/>
      <text:p text:style-name="P2">-units walk though scenery – probably off the square scenery </text:p>
      <text:p text:style-name="P2"/>
      <text:p text:style-name="P2">-single waypoint doesn't work - done</text:p>
      <text:p text:style-name="P2">-group waypoint doesn't work - done</text:p>
      <text:p text:style-name="P2">-group follow causes implosion </text:p>
      <text:p text:style-name="P2">-collision detection is red when it shouldn't be and not red when it should be</text:p>
      <text:p text:style-name="P2">-game lobby sometimes doesn't go to loading screen </text:p>
      <text:p text:style-name="P2">-need to tweak resource increase rate </text:p>
      <text:p text:style-name="P2">-multiple workers doesn't work as only one unit will do the building </text:p>
      <text:p text:style-name="P2"/>
      <text:p text:style-name="P1">Ranged Attack</text:p>
      <text:p text:style-name="P2"/>
      <text:p text:style-name="P2">-unit can sometimes just stop and move feet </text:p>
      <text:p text:style-name="P2">-in ranged attack, attacked unit jumps</text:p>
      <text:p text:style-name="P2">-ranged unit not retreating</text:p>
      <text:p text:style-name="P2">-arrow at the feet of units – done</text:p>
      <text:p text:style-name="P2">-arrow doesn't shoot towards enemy </text:p>
      <text:p text:style-name="P2">-range attack archer doesn't retreat correctly</text:p>
      <text:p text:style-name="P2">-attacking unit point in wrong direction</text:p>
      <text:p text:style-name="P2"/>
      <text:p text:style-name="P1">Usability Bugs</text:p>
      <text:p text:style-name="P2"/>
      <text:p text:style-name="P2">-clicking the map causes the rectangle to move on it's bottom left corner not the cente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2-13T11:56:16.85</meta:creation-date>
    <dc:date>2016-02-18T21:53:16.35</dc:date>
    <dc:creator>Harry Martin</dc:creator>
    <meta:editing-duration>PT11H38M7S</meta:editing-duration>
    <meta:editing-cycles>14</meta:editing-cycles>
    <meta:generator>OpenOffice/4.1.1$Win32 OpenOffice.org_project/411m6$Build-9775</meta:generator>
    <meta:document-statistic meta:table-count="0" meta:image-count="0" meta:object-count="0" meta:page-count="2" meta:paragraph-count="61" meta:word-count="332" meta:character-count="1957"/>
  </office:meta>
</office:document-meta>
</file>